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 Sans CJK SC Regular2" svg:font-family="'Noto Sans CJK SC Regular'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459cm" fo:min-width="25.199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459cm" fo:min-width="25.199cm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style:paragraph-properties fo:margin-left="1.245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style:paragraph-properties fo:margin-left="1.245cm" fo:margin-right="0cm" fo:margin-top="0cm" fo:margin-bottom="0cm" fo:line-height="100%" fo:text-align="start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Noto Sans CJK SC Regular2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Noto Sans CJK SC Regular2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style:font-name-asian="Noto Sans CJK SC Regular2" style:font-size-asian="32pt" style:font-style-asian="normal" style:font-size-complex="32pt" style:font-style-complex="normal"/>
    </style:style>
    <text:list-style style:name="L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645cm"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646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892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3.137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draw:custom-shape draw:name="TextShape 1" draw:style-name="gr1" draw:text-style-name="P2" draw:layer="layout" svg:width="25.198cm" svg:height="16.254cm" svg:x="1.4cm" svg:y="0.837cm">
          <text:list text:style-name="L1">
            <text:list-header>
              <text:p text:style-name="P1"><text:span text:style-name="T1">New Car Sales Prediction at Dealership Level</text:span></text:p>
              <text:p text:style-name="P1"><text:span text:style-name="T2"><text:s/></text:span></text:p>
            </text:list-header>
          </text:list>
          <text:p text:style-name="P1"><text:span text:style-name="T2">Sebastian Montero</text:span></text:p>
          <text:list text:continue-numbering="true" text:style-name="L1">
            <text:list-header>
              <text:p text:style-name="P1"><text:span text:style-name="T2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937cm">
          <text:p text:style-name="P1"><text:span text:style-name="T2">Concept De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3">
            <text:list-item>
              <text:p text:style-name="P4"><text:span text:style-name="T1">Car Dealership:</text:span><text:span text:style-name="T2"> Entity that sells cars at the retail level.</text:span></text:p>
              <text:p text:style-name="P4"><text:span text:style-name="T2"/></text:p>
            </text:list-item>
            <text:list-item>
              <text:p text:style-name="P4"><text:span text:style-name="T1">Car Manufacturer: </text:span><text:span text:style-name="T2">Entity that manufactures cars, and sells them to dealerships.</text:span></text:p>
              <text:p text:style-name="P4"><text:span text:style-name="T1"><text:s/></text:span></text:p>
            </text:list-item>
            <text:list-item>
              <text:p text:style-name="P4"><text:span text:style-name="T1">Badly Balanced Inventory: </text:span><text:span text:style-name="T2">An inventory that does not match the consumer demand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937cm">
          <text:list text:style-name="L1">
            <text:list-header>
              <text:p text:style-name="P1"><text:span text:style-name="T2">Problem Descrip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66cm" svg:x="1.4cm" svg:y="4.914cm">
          <text:list text:style-name="L1">
            <text:list-item>
              <text:p text:style-name="P4"><text:span text:style-name="T2">The car dealership buys cars from the car manufacturer to build their inventory.</text:span></text:p>
              <text:p text:style-name="P4"><text:span text:style-name="T2"/></text:p>
            </text:list-item>
            <text:list-item>
              <text:p text:style-name="P4"><text:span text:style-name="T2">Financing is required to support this operation, obtained from a bank or the car manufacturer.</text:span></text:p>
              <text:p text:style-name="P4"><text:span text:style-name="T2"><text:s/></text:span></text:p>
            </text:list-item>
            <text:list-item>
              <text:p text:style-name="P4"><text:span text:style-name="T2">Everyday that a car is on the floor of the dealership without being sold represents a cost to the dealership in the form of interest paym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937cm">
          <text:list text:style-name="L1">
            <text:list-header>
              <text:p text:style-name="P1"><text:span text:style-name="T2">Problem Description(Continuation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66cm" svg:x="1.4cm" svg:y="4.914cm">
          <text:list text:style-name="L1">
            <text:list-item>
              <text:p text:style-name="P4"><text:span text:style-name="T2"><text:s/></text:span><text:span text:style-name="T2">A badly balanced inventory or an excess in inventory represents a big hit to the car dealership earnings and liquidity.</text:span></text:p>
              <text:p text:style-name="P4"><text:span text:style-name="T2"/></text:p>
            </text:list-item>
            <text:list-item>
              <text:p text:style-name="P4"><text:span text:style-name="T2">Not having enough inventory is also a problem in the form of lost sales and low costumer satisfaction.</text:span></text:p>
              <text:p text:style-name="P4"><text:span text:style-name="T2"><text:s/></text:span></text:p>
            </text:list-item>
            <text:list-item>
              <text:p text:style-name="P4"><text:span text:style-name="T2">Thus the importance of an inventory that closely matches the consumer demand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937cm">
          <text:list text:style-name="L1">
            <text:list-header>
              <text:p text:style-name="P1"><text:span text:style-name="T2">Proposed Solu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3.926cm" svg:x="1.4cm" svg:y="4.914cm">
          <text:list text:style-name="L1">
            <text:list-header>
              <text:p text:style-name="P4"><text:span text:style-name="T2">Develop and train a Long Short Term Memory (LSTM) Neural Network to predict car sales demand. </text:span></text:p>
            </text:list-header>
          </text:list>
          <text:list text:style-name="L4">
            <text:list-item>
              <text:p text:style-name="P4"><text:span text:style-name="T2">Neural Network: Model non linear relationships between inputs and outputs.</text:span></text:p>
              <text:p text:style-name="P4"><text:span text:style-name="T2"/></text:p>
            </text:list-item>
            <text:list-item>
              <text:p text:style-name="P4"><text:span text:style-name="T2">Recurrent NN: Able to use previous information to the present task.</text:span></text:p>
              <text:p text:style-name="P4"><text:span text:style-name="T2"><text:s/></text:span></text:p>
            </text:list-item>
            <text:list-item>
              <text:p text:style-name="P4"><text:span text:style-name="T2">LSTM NN: Capable of handling long term dependenc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Main Design 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1">
            <text:list-header>
              <text:p text:style-name="P4"><text:span text:style-name="T1"/></text:p>
            </text:list-header>
            <text:list-item>
              <text:p text:style-name="P4"><text:span text:style-name="T1">Configurable: </text:span><text:span text:style-name="T2">Easily change model parameters (number of layers, hidden size, input features, etc) in order to facilitate the testing of different configurations and find the best one.</text:span></text:p>
              <text:p text:style-name="P4"><text:span text:style-name="T2"><text:s/></text:span></text:p>
            </text:list-item>
            <text:list-item>
              <text:p text:style-name="P4"><text:span text:style-name="T1">Easy to evaluate: </text:span><text:span text:style-name="T2">Provide the tools to analyze the results of each tested model and determine the best one.</text:span><text:span text:style-name="T1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Model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6.458cm" svg:x="1.4cm" svg:y="4.914cm">
          <text:list text:style-name="L1">
            <text:list-item>
              <text:p text:style-name="P4"><text:span text:style-name="T1">Base features:</text:span></text:p>
            </text:list-item>
          </text:list>
          <text:list text:style-name="L4">
            <text:list-item>
              <text:p text:style-name="P4"><text:span text:style-name="T2">Month</text:span></text:p>
            </text:list-item>
            <text:list-item>
              <text:p text:style-name="P4"><text:span text:style-name="T2">Monthly historical sales</text:span></text:p>
              <text:p text:style-name="P4"><text:span text:style-name="T2"/></text:p>
            </text:list-item>
          </text:list>
          <text:list text:style-name="L1">
            <text:list-item>
              <text:p text:style-name="P4"><text:span text:style-name="T1">Additional features in consideration:</text:span></text:p>
            </text:list-item>
          </text:list>
          <text:list text:style-name="L4">
            <text:list-item>
              <text:p text:style-name="P4"><text:span text:style-name="T2">Interest rates</text:span></text:p>
            </text:list-item>
            <text:list-item>
              <text:p text:style-name="P4"><text:span text:style-name="T2">Exchange rates</text:span></text:p>
            </text:list-item>
            <text:list-item>
              <text:p text:style-name="P4"><text:span text:style-name="T2">Consumer confidence</text:span></text:p>
            </text:list-item>
            <text:list-item>
              <text:p text:style-name="P4"><text:span text:style-name="T2">Manufacturing confidence index</text:span></text:p>
            </text:list-item>
            <text:list-item>
              <text:p text:style-name="P4"><text:span text:style-name="T2">Economic activity index</text:span></text:p>
            </text:list-item>
            <text:list-item>
              <text:p text:style-name="P4"><text:span text:style-name="T2">Energy price index</text:span></text:p>
            </text:list-item>
            <text:list-item>
              <text:p text:style-name="P4"><text:span text:style-name="T2">Consumer price index</text:span></text:p>
              <text:p text:style-name="P4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Model 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3.926cm" svg:x="1.4cm" svg:y="4.914cm">
          <text:list text:style-name="L1">
            <text:list-header>
              <text:p text:style-name="P4"><text:span text:style-name="T1"/></text:p>
            </text:list-header>
            <text:list-item>
              <text:p text:style-name="P4"><text:span text:style-name="T2">Monthly sales predictions N (1,2 or 3) months ahead</text:span></text:p>
              <text:p text:style-name="P4"><text:span text:style-name="T2"><text:s/></text:span></text:p>
            </text:list-item>
          </text:list>
          <text:list text:style-name="L4">
            <text:list-item>
              <text:p text:style-name="P4"><text:span text:style-name="T2">Level of prediction:</text:span></text:p>
            </text:list-item>
          </text:list>
          <text:list text:style-name="L5">
            <text:list-item>
              <text:p text:style-name="P4"><text:span text:style-name="T2">Car model level</text:span></text:p>
              <text:p text:style-name="P4"><text:span text:style-name="T2"><text:s/></text:span></text:p>
            </text:list-item>
            <text:list-item>
              <text:p text:style-name="P4"><text:span text:style-name="T2">Compared against:</text:span></text:p>
            </text:list-item>
          </text:list>
          <text:list text:style-name="L6">
            <text:list-item>
              <text:p text:style-name="P4"><text:span text:style-name="T2">Platform level</text:span></text:p>
            </text:list-item>
            <text:list-item>
              <text:p text:style-name="P4"><text:span text:style-name="T2">Nationwide level</text:span></text:p>
            </text:list-item>
          </text:list>
          <text:list text:style-name="L4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Solution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Technologies Used to Develop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6.458cm" svg:x="1.4cm" svg:y="4.914cm">
          <text:list text:style-name="L1">
            <text:list-item>
              <text:p text:style-name="P4"><text:span text:style-name="T3">MySQL DBMS</text:span></text:p>
              <text:p text:style-name="P4"><text:span text:style-name="T3"/></text:p>
            </text:list-item>
            <text:list-item>
              <text:p text:style-name="P4"><text:span text:style-name="T3">Python programming language</text:span></text:p>
              <text:p text:style-name="P4"><text:span text:style-name="T3"/></text:p>
            </text:list-item>
            <text:list-item>
              <text:p text:style-name="P4"><text:span text:style-name="T3">Tensorflow machine learning framework</text:span></text:p>
              <text:p text:style-name="P4"><text:span text:style-name="T3"/></text:p>
            </text:list-item>
            <text:list-item>
              <text:p text:style-name="P4"><text:span text:style-name="T3">Tensorboard visualization framework</text:span></text:p>
              <text:p text:style-name="P4"><text:span text:style-name="T3"/></text:p>
            </text:list-item>
            <text:list-item>
              <text:p text:style-name="P4"><text:span text:style-name="T3">Ray Tune hyperparameter optimization framework</text:span></text:p>
            </text:list-item>
          </text:list>
          <text:list text:style-name="L4">
            <text:list-header>
              <text:p text:style-name="P4"><text:span text:style-name="T2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custom-shape draw:name="TextShape 1" draw:style-name="gr4" draw:text-style-name="P6" draw:layer="layout" svg:width="25.198cm" svg:height="3.505cm" svg:x="1.4cm" svg:y="0.837cm">
          <text:p text:style-name="P5"><text:span text:style-name="T2">Input Preprocessing (Rea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5.198cm" svg:height="16.458cm" svg:x="1.4cm" svg:y="4.914cm">
          <text:list text:style-name="L1">
            <text:list-item>
              <text:p text:style-name="P4"><text:span text:style-name="T1">Month: </text:span><text:span text:style-name="T2">Sine and cosine functions are applied to the month(1-12), in order to express its cyclical nature.</text:span></text:p>
              <text:p text:style-name="P4"><text:span text:style-name="T2"/></text:p>
            </text:list-item>
            <text:list-item>
              <text:p text:style-name="P4"><text:span text:style-name="T1">Energy price index and Consumer confidence index: </text:span><text:span text:style-name="T2">Rate of change vs previous month and start of year. Interested in steepness of increase, decrease more than absolute value.</text:span></text:p>
              <text:p text:style-name="P4"><text:span text:style-name="T1"><text:s/></text:span></text:p>
            </text:list-item>
            <text:list-item>
              <text:p text:style-name="P4"><text:span text:style-name="T1">Rest of the features: </text:span><text:span text:style-name="T2">Scaled between [-1, 1], so that all the features values are within the same range.</text:span></text:p>
            </text:list-item>
          </text:list>
          <text:list text:style-name="L4">
            <text:list-header>
              <text:p text:style-name="P4"><text:span text:style-name="T2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custom-shape draw:name="TextShape 1" draw:style-name="gr4" draw:text-style-name="P6" draw:layer="layout" svg:width="25.198cm" svg:height="3.505cm" svg:x="1.4cm" svg:y="0.837cm">
          <text:p text:style-name="P5"><text:span text:style-name="T2">Model Evaluation (Reader, ModelTrain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5.198cm" svg:height="16.458cm" svg:x="1.4cm" svg:y="4.914cm">
          <text:list text:style-name="L1">
            <text:list-item>
              <text:p text:style-name="P4"><text:span text:style-name="T3">Due to the limited amount of data and its temporal nature the method used to evaluate the model was </text:span><text:span text:style-name="T1">Rolling Window Analysis</text:span><text:span text:style-name="T3">:</text:span></text:p>
            </text:list-item>
            <text:list-item>
              <text:p text:style-name="P8"><text:span text:style-name="T3">A window size is chosen based on the minimum amount of observations required to train the model.</text:span></text:p>
            </text:list-item>
            <text:list-item>
              <text:p text:style-name="P8"><text:span text:style-name="T3">Starting at the beginning of the time series, a window size of periods is used to train the model, then a prediction for the next timestep is made, and used to evaluate the model.</text:span></text:p>
            </text:list-item>
            <text:list-item>
              <text:p text:style-name="P8"><text:span text:style-name="T3">The window is shifted one period and the process is repeated. </text:span></text:p>
            </text:list-item>
          </text:list>
          <text:list text:style-name="L4">
            <text:list-header>
              <text:p text:style-name="P4"><text:span text:style-name="T2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Input Feature Selection (InputFeatureSelec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5.192cm" svg:x="1.4cm" svg:y="4.914cm">
          <text:list text:style-name="L1">
            <text:list-header>
              <text:p text:style-name="P4"><text:span text:style-name="T2">The algorithm used to select the input features was </text:span><text:span text:style-name="T1">Forward Selection</text:span><text:span text:style-name="T2">:</text:span></text:p>
            </text:list-header>
          </text:list>
          <text:list text:style-name="L4">
            <text:list-item>
              <text:p text:style-name="P4"><text:span text:style-name="T2">First evaluate all features subsets that consist of one input feature, to find the best individual feature.</text:span></text:p>
              <text:p text:style-name="P4"><text:span text:style-name="T2"><text:s/></text:span></text:p>
            </text:list-item>
            <text:list-item>
              <text:p text:style-name="P4"><text:span text:style-name="T2">Next find the best subset of two components, using the one chosen on the first step and one of the remaining features.</text:span></text:p>
              <text:p text:style-name="P4"><text:span text:style-name="T2"><text:s/></text:span></text:p>
            </text:list-item>
            <text:list-item>
              <text:p text:style-name="P4"><text:span text:style-name="T2">Continue this procedure adding one feature at ti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5"><text:span text:style-name="T2">Input Feature Selection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1">
            <text:list-item>
              <text:p text:style-name="P4"><text:span text:style-name="T2">The metric used to evaluate the different models was the sales absolute mean error, after evaluating all the test windows.</text:span></text:p>
              <text:p text:style-name="P4"><text:span text:style-name="T2"/></text:p>
            </text:list-item>
            <text:list-item>
              <text:p text:style-name="P4"><text:span text:style-name="T2">The selection process determined that the best subset of input features are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custom-shape draw:name="TextShape 1" draw:style-name="gr4" draw:text-style-name="P6" draw:layer="layout" svg:width="25.198cm" svg:height="3.505cm" svg:x="1.4cm" svg:y="0.837cm">
          <text:p text:style-name="P9"><text:span text:style-name="T2">Hyperparameter Optimization(ExperimentRunn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7" draw:layer="layout" svg:width="25.198cm" svg:height="12.178cm" svg:x="1.4cm" svg:y="4.914cm">
          <text:list text:style-name="L1">
            <text:list-item>
              <text:p text:style-name="P10"><text:span text:style-name="T2">Ray Tune Framework makes it easy to configure and run train experiments on the model, providing flexible trial generation(grid search, random search, conditional parameter distributions)</text:span></text:p>
            </text:list-item>
            <text:list-item>
              <text:p text:style-name="P10"><text:span text:style-name="T2">Coarse to fine search approach</text:span></text:p>
            </text:list-item>
            <text:list-item>
              <text:p text:style-name="P10"><text:span text:style-name="T2">Optimized parameters:</text:span></text:p>
            </text:list-item>
            <text:list-item>
              <text:p text:style-name="P11"><text:span text:style-name="T2">Dropout Keep Probability</text:span></text:p>
            </text:list-item>
            <text:list-item>
              <text:p text:style-name="P11"><text:span text:style-name="T2">Number of Layers</text:span></text:p>
            </text:list-item>
            <text:list-item>
              <text:p text:style-name="P11"><text:span text:style-name="T2">Size of lay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custom-shape draw:name="TextShape 1" draw:style-name="gr4" draw:text-style-name="P6" draw:layer="layout" svg:width="25.198cm" svg:height="3.505cm" svg:x="1.4cm" svg:y="0.837cm">
          <text:p text:style-name="P9"><text:span text:style-name="T2">Hyperparameter Optimization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5.198cm" svg:height="12.178cm" svg:x="1.4cm" svg:y="4.914cm">
          <text:list text:style-name="L1">
            <text:list-item>
              <text:p text:style-name="P10"><text:span text:style-name="T2"><text:s/></text:span><text:span text:style-name="T2">The optimization process yielded the following result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custom-shape draw:name="TextShape 1" draw:style-name="gr9" draw:text-style-name="P6" draw:layer="layout" svg:width="25.198cm" svg:height="3.505cm" svg:x="1.4cm" svg:y="0.837cm">
          <text:p text:style-name="P5"><text:span text:style-name="T2">Overfitting Reduction Techniques(Model, ModelTrain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7" draw:layer="layout" svg:width="25.198cm" svg:height="12.178cm" svg:x="1.4cm" svg:y="4.914cm">
          <text:list text:style-name="L1">
            <text:list-item>
              <text:p text:style-name="P4"><text:span text:style-name="T1">Dropout: </text:span><text:span text:style-name="T2">During each training phase a randomly selected number of neurons are ignored.</text:span></text:p>
            </text:list-item>
            <text:list-item>
              <text:p text:style-name="P8"><text:span text:style-name="T2">Prevents strong co-dependencies between neurons</text:span></text:p>
            </text:list-item>
            <text:list-item>
              <text:p text:style-name="P8"><text:span text:style-name="T2">Model averaging approximation</text:span></text:p>
              <text:p text:style-name="P4"><text:span text:style-name="T2"/></text:p>
            </text:list-item>
            <text:list-item>
              <text:p text:style-name="P4"><text:span text:style-name="T1">“</text:span><text:span text:style-name="T1">Early stopping”: </text:span><text:span text:style-name="T2">The model is periodically evaluated during training, the best one so far is preserved.</text:span></text:p>
            </text:list-item>
            <text:list-item>
              <text:p text:style-name="P8"><text:span text:style-name="T2">Able to retrieve model before overfitting beg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custom-shape draw:name="TextShape 1" draw:style-name="gr11" draw:text-style-name="P6" draw:layer="layout" svg:width="25.198cm" svg:height="3.505cm" svg:x="1.4cm" svg:y="0.837cm">
          <text:p text:style-name="P5"><text:span text:style-name="T2">Learning rate decay(ModelTrain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7" draw:layer="layout" svg:width="25.198cm" svg:height="12.178cm" svg:x="1.4cm" svg:y="4.914cm">
          <text:list text:style-name="L1">
            <text:list-header>
              <text:p text:style-name="P4"><text:span text:style-name="T2">The technique used dynamically adapt the learning rate is as follows:</text:span></text:p>
            </text:list-header>
            <text:list-item>
              <text:p text:style-name="P8"><text:span text:style-name="T2">The model is evaluated after each epoch of training. </text:span></text:p>
            </text:list-item>
            <text:list-item>
              <text:p text:style-name="P8"><text:span text:style-name="T2">If the error didn’t improve then a counter is increased, if it did improve the counter is reset to zero.</text:span></text:p>
            </text:list-item>
            <text:list-item>
              <text:p text:style-name="P8"><text:span text:style-name="T2">If the counter surpasses a certain threshold, then the learning rate is decreased by a configurable amou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oto Sans CJK SC Regular2" svg:font-family="'Noto Sans CJK SC Regular'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3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0:51:37</meta:creation-date>
    <dc:language>en-US</dc:language>
    <dc:date>2018-07-10T18:28:55.854806443</dc:date>
    <meta:editing-cycles>50</meta:editing-cycles>
    <meta:editing-duration>PT4H17M31S</meta:editing-duration>
    <meta:generator>LibreOffice/5.1.6.2$Linux_X86_64 LibreOffice_project/10m0$Build-2</meta:generator>
    <meta:document-statistic meta:object-count="96"/>
  </office:meta>
</office:document-meta>
</file>